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1.411cm" svg:stroke-color="#00cc33" draw:marker-start-width="2.3cm" draw:marker-end-width="2.3cm" svg:stroke-linecap="square" draw:fill-color="#ffffff" draw:textarea-horizontal-align="justify" draw:textarea-vertical-align="middle" draw:auto-grow-height="false" fo:min-height="22.258cm" fo:min-width="16.208cm" fo:padding-top="0.814cm" fo:padding-bottom="0.814cm" fo:padding-left="0.939cm" fo:padding-right="0.939cm"/>
    </style:style>
    <style:style style:name="gr2" style:family="graphic" style:parent-style-name="objectwithoutfill">
      <style:graphic-properties svg:stroke-width="1.411cm" svg:stroke-color="#00cc33" draw:marker-start-width="2.303cm" draw:marker-end-width="2.303cm" draw:fill="none" draw:textarea-vertical-align="middle" fo:padding-top="0.817cm" fo:padding-bottom="0.817cm" fo:padding-left="0.942cm" fo:padding-right="0.942cm"/>
    </style:style>
    <style:style style:name="gr3" style:family="graphic" style:parent-style-name="standard">
      <style:graphic-properties svg:stroke-color="#00cc33" draw:marker-start="Symmetric_20_Arrow" draw:stroke-linejoin="round" svg:stroke-linecap="butt" draw:fill-color="#00cc33" draw:textarea-horizontal-align="justify" draw:textarea-vertical-align="middle" draw:auto-grow-height="false" fo:min-height="3.855cm" fo:min-width="6.35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cc33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7.3cm" svg:height="23.1cm" svg:x="1.8cm" svg:y="3.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cm" svg:y1="11.273cm" svg:x2="16.675cm" svg:y2="11.273cm">
          <text:p/>
        </draw:line>
        <draw:line draw:style-name="gr2" draw:text-style-name="P2" draw:layer="layout" svg:x1="4cm" svg:y1="15.184cm" svg:x2="16.675cm" svg:y2="15.184cm">
          <text:p/>
        </draw:line>
        <draw:line draw:style-name="gr2" draw:text-style-name="P2" draw:layer="layout" svg:x1="4cm" svg:y1="19.094cm" svg:x2="16.675cm" svg:y2="19.094cm">
          <text:p/>
        </draw:line>
        <draw:line draw:style-name="gr2" draw:text-style-name="P2" draw:layer="layout" svg:x1="4cm" svg:y1="23.2cm" svg:x2="16.675cm" svg:y2="23.2cm">
          <text:p/>
        </draw:line>
        <draw:custom-shape draw:style-name="gr3" draw:text-style-name="P3" draw:layer="layout" svg:width="6.851cm" svg:height="4.105cm" svg:x="6.8cm" svg:y="2.19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16:52:15.201759000</meta:creation-date>
    <dc:date>2017-06-15T17:18:18.150802000</dc:date>
    <meta:editing-duration>PT10M56S</meta:editing-duration>
    <meta:editing-cycles>3</meta:editing-cycles>
    <meta:generator>LibreOffice/5.0.3.2$MacOSX_X86_64 LibreOffice_project/e5f16313668ac592c1bfb310f4390624e3dbfb75</meta:generator>
    <meta:document-statistic meta:object-count="6"/>
  </office:meta>
</office:document-meta>
</file>